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miter" svg:stroke-linecap="square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solid" draw:fill-color="#ffffff" draw:shadow="hidden"/>
    </style:style>
    <style:style style:name="gr3" style:family="graphic" style:parent-style-name="standard">
      <style:graphic-properties draw:stroke="solid" svg:stroke-width="0.02cm" svg:stroke-color="#000000" svg:stroke-opacity="100%" draw:stroke-linejoin="round" svg:stroke-linecap="round" draw:fill="none" fo:padding-top="0.135cm" fo:padding-bottom="0.135cm" fo:padding-left="0.26cm" fo:padding-right="0.26cm" draw:shadow="hidden"/>
    </style:style>
    <style:style style:name="gr4" style:family="graphic" style:parent-style-name="standard">
      <style:graphic-properties draw:stroke="solid" svg:stroke-width="0.02cm" svg:stroke-color="#000000" svg:stroke-opacity="100%" draw:stroke-linejoin="miter" svg:stroke-linecap="square" draw:fill="none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none" draw:fill="none" draw:textarea-vertical-align="middle" fo:min-height="0.667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042cm" svg:stroke-color="#000000" svg:stroke-opacity="100%" draw:stroke-linejoin="miter" svg:stroke-linecap="square" draw:fill="none" fo:padding-top="0.146cm" fo:padding-bottom="0.146cm" fo:padding-left="0.271cm" fo:padding-right="0.271cm" draw:shadow="hidden"/>
    </style:style>
    <style:style style:name="gr7" style:family="graphic" style:parent-style-name="standard">
      <style:graphic-properties draw:stroke="none" draw:fill="none" draw:textarea-vertical-align="middle" fo:min-height="1.4cm" fo:min-width="2.5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76cm" svg:stroke-color="#000000" svg:stroke-opacity="100%" draw:stroke-linejoin="miter" svg:stroke-linecap="square" draw:fill="none" fo:padding-top="0.163cm" fo:padding-bottom="0.163cm" fo:padding-left="0.288cm" fo:padding-right="0.288cm" draw:shadow="hidden"/>
    </style:style>
    <style:style style:name="gr9" style:family="graphic" style:parent-style-name="standard">
      <style:graphic-properties draw:stroke="none" draw:fill="none" draw:textarea-vertical-align="middle" fo:min-height="0.473cm" fo:min-width="2.5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63cm" fo:min-width="2.5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945cm" fo:min-width="2.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231cm" fo:min-width="2.5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1.154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473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273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svg:stroke-opacity="100%" draw:stroke-linejoin="miter" svg:stroke-linecap="square" draw:fill="none" fo:padding-top="0.151cm" fo:padding-bottom="0.151cm" fo:padding-left="0.276cm" fo:padding-right="0.276cm" draw:shadow="hidden"/>
    </style:style>
    <style:style style:name="gr17" style:family="graphic" style:parent-style-name="standard">
      <style:graphic-properties draw:stroke="none" draw:fill="none" draw:textarea-vertical-align="top" fo:min-height="1.282cm" fo:min-width="2.54cm" fo:padding-top="0.035cm" fo:padding-bottom="0.035cm" fo:padding-left="0.035cm" fo:padding-right="0.035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41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0.395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top" fo:min-height="0.855cm" fo:min-width="2.54cm" fo:padding-top="0.035cm" fo:padding-bottom="0.035cm" fo:padding-left="0.035cm" fo:padding-right="0.035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0.819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svg:stroke-width="0.028cm" draw:marker-start-width="0.242cm" draw:marker-end-width="0.242cm" draw:fill="solid" draw:fill-color="#ffffff" draw:shadow="hidden"/>
    </style:style>
    <style:style style:name="gr23" style:family="graphic" style:parent-style-name="standard">
      <style:graphic-properties draw:stroke="solid" svg:stroke-width="0.028cm" svg:stroke-color="#000000" draw:marker-start-width="0.242cm" draw:marker-end-width="0.242cm" svg:stroke-opacity="100%" draw:stroke-linejoin="round" svg:stroke-linecap="round" draw:fill="none" fo:padding-top="0.139cm" fo:padding-bottom="0.139cm" fo:padding-left="0.264cm" fo:padding-right="0.264cm" draw:shadow="hidden"/>
    </style:style>
    <style:style style:name="gr2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draw:stroke="solid" svg:stroke-width="0.028cm" svg:stroke-color="#000000" draw:marker-start-width="0.203cm" draw:marker-end-width="0.203cm" svg:stroke-opacity="100%" draw:stroke-linejoin="round" svg:stroke-linecap="round" draw:fill="none" fo:padding-top="0.139cm" fo:padding-bottom="0.139cm" fo:padding-left="0.264cm" fo:padding-right="0.264cm" draw:shadow="hidden"/>
    </style:style>
    <style:style style:name="gr29" style:family="graphic" style:parent-style-name="standard">
      <style:graphic-properties draw:stroke="solid" svg:stroke-width="0.018cm" svg:stroke-color="#000000" svg:stroke-opacity="100%" draw:stroke-linejoin="miter" svg:stroke-linecap="square" draw:fill="none" fo:padding-top="0.134cm" fo:padding-bottom="0.134cm" fo:padding-left="0.259cm" fo:padding-right="0.259cm" draw:shadow="hidden"/>
    </style:style>
    <style:style style:name="gr30" style:family="graphic" style:parent-style-name="standard">
      <style:graphic-properties draw:stroke="solid" svg:stroke-width="0.018cm" svg:stroke-color="#000000" svg:stroke-opacity="100%" draw:stroke-linejoin="miter" svg:stroke-linecap="butt" draw:fill="none" fo:padding-top="0.134cm" fo:padding-bottom="0.134cm" fo:padding-left="0.259cm" fo:padding-right="0.259cm" draw:shadow="hidden"/>
    </style:style>
    <style:style style:name="gr31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top" fo:min-height="1.18cm" fo:min-width="2.54cm" fo:padding-top="0.035cm" fo:padding-bottom="0.035cm" fo:padding-left="0.035cm" fo:padding-right="0.035cm"/>
      <style:paragraph-properties style:writing-mode="lr-tb"/>
    </style:style>
    <style:style style:name="gr33" style:family="graphic" style:parent-style-name="standard">
      <style:graphic-properties draw:stroke="solid" svg:stroke-width="0.018cm" svg:stroke-color="#000000" svg:stroke-opacity="100%" draw:stroke-linejoin="round" svg:stroke-linecap="round" draw:fill="none" fo:padding-top="0.134cm" fo:padding-bottom="0.134cm" fo:padding-left="0.259cm" fo:padding-right="0.259cm" draw:shadow="hidden"/>
    </style:style>
    <style:style style:name="gr34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draw:shadow="hidden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style:font-size-asian="9pt" style:font-size-complex="9pt"/>
    </style:style>
    <style:style style:name="P7" style:family="paragraph">
      <style:paragraph-properties fo:margin-left="0cm" fo:margin-right="0cm" fo:margin-top="0cm" fo:margin-bottom="0.353cm" fo:line-height="115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.353cm" fo:line-height="115%" fo:text-align="center" fo:text-indent="0cm" style:writing-mode="lr-tb"/>
    </style:style>
    <style:style style:name="P9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color="#000000" loext:opacity="100%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2" style:family="text">
      <style:text-properties fo:color="#000000" loext:opacity="100%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3" style:family="text">
      <style:text-properties fo:color="#000000" loext:opacity="100%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fo:color="#000000" loext:opacity="100%" style:font-name="Arial1" fo:font-size="9.89999961853027pt" fo:font-style="italic" style:font-name-asian="Arial1" style:font-size-asian="9.89999961853027pt" style:font-style-asian="italic" style:font-name-complex="Arial1" style:font-size-complex="9.89999961853027pt" style:font-style-complex="italic"/>
    </style:style>
    <style:style style:name="T5" style:family="text">
      <style:text-properties fo:color="#000000" loext:opacity="100%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6" style:family="text">
      <style:text-properties fo:color="#000000" loext:opacity="100%" style:font-name="Arial1" fo:font-size="26pt" fo:font-style="italic" style:font-name-asian="Arial1" style:font-size-asian="26pt" style:font-style-asian="italic" style:font-name-complex="Arial1" style:font-size-complex="26pt" style:font-style-complex="italic"/>
    </style:style>
    <style:style style:name="T7" style:family="text">
      <style:text-properties fo:color="#000000" loext:opacity="100%" style:font-name="Arial1" fo:font-size="13.5pt" fo:font-style="italic" style:font-name-asian="Arial1" style:font-size-asian="13.5pt" style:font-style-asian="italic" style:font-name-complex="Arial1" style:font-size-complex="13.5pt" style:font-style-complex="italic"/>
    </style:style>
    <style:style style:name="T8" style:family="text">
      <style:text-properties fo:color="#000000" loext:opacity="100%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9" style:family="text">
      <style:text-properties fo:color="#000000" loext:opacity="100%" style:font-name="Arial1" fo:font-size="8.80000019073486pt" fo:font-style="italic" style:font-name-asian="Arial1" style:font-size-asian="8.80000019073486pt" style:font-style-asian="italic" style:font-name-complex="Arial1" style:font-size-complex="8.8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line draw:style-name="gr1" draw:text-style-name="P1" draw:layer="layout" svg:x1="41.5cm" svg:y1="0.51cm" svg:x2="41.5cm" svg:y2="29.2cm">
          <text:p/>
        </draw:line>
        <draw:line draw:style-name="gr1" draw:text-style-name="P1" draw:layer="layout" svg:x1="41.501cm" svg:y1="29.201cm" svg:x2="2cm" svg:y2="29.207cm">
          <text:p/>
        </draw:line>
        <draw:line draw:style-name="gr1" draw:text-style-name="P1" draw:layer="layout" svg:x1="2cm" svg:y1="0.51cm" svg:x2="41.5cm" svg:y2="0.51cm">
          <text:p/>
        </draw:line>
        <draw:line draw:style-name="gr1" draw:text-style-name="P1" draw:layer="layout" svg:x1="2cm" svg:y1="0.51cm" svg:x2="2cm" svg:y2="29.205cm">
          <text:p/>
        </draw:line>
        <draw:g>
          <draw:polygon draw:style-name="gr2" draw:text-style-name="P2" draw:layer="layout" svg:width="7.5cm" svg:height="1.4cm" svg:x="2cm" svg:y="0.51cm" svg:viewBox="0 0 7501 1401" draw:points="0,1401 7501,1401 7501,0 0,0">
            <text:p/>
          </draw:polygon>
          <draw:polygon draw:style-name="gr1" draw:text-style-name="P1" draw:layer="layout" svg:width="7.5cm" svg:height="1.4cm" svg:x="2cm" svg:y="0.51cm" svg:viewBox="0 0 7501 1401" draw:points="0,1401 7501,1401 7501,0 0,0">
            <text:p/>
          </draw:polygon>
        </draw:g>
        <draw:line draw:style-name="gr1" draw:text-style-name="P1" draw:layer="layout" svg:x1="3.5cm" svg:y1="3.745cm" svg:x2="3.5cm" svg:y2="28.7cm">
          <text:p/>
        </draw:line>
        <draw:line draw:style-name="gr3" draw:text-style-name="P1" draw:layer="layout" svg:x1="3.3cm" svg:y1="25.7cm" svg:x2="3.699cm" svg:y2="25.7cm">
          <text:p/>
        </draw:line>
        <draw:line draw:style-name="gr3" draw:text-style-name="P1" draw:layer="layout" svg:x1="3.3cm" svg:y1="21.7cm" svg:x2="3.7cm" svg:y2="21.7cm">
          <text:p/>
        </draw:line>
        <draw:line draw:style-name="gr3" draw:text-style-name="P1" draw:layer="layout" svg:x1="3.3cm" svg:y1="23.7cm" svg:x2="3.7cm" svg:y2="23.7cm">
          <text:p/>
        </draw:line>
        <draw:line draw:style-name="gr3" draw:text-style-name="P1" draw:layer="layout" svg:x1="3.3cm" svg:y1="19.7cm" svg:x2="3.7cm" svg:y2="19.7cm">
          <text:p/>
        </draw:line>
        <draw:line draw:style-name="gr3" draw:text-style-name="P1" draw:layer="layout" svg:x1="3.3cm" svg:y1="15.7cm" svg:x2="3.699cm" svg:y2="15.7cm">
          <text:p/>
        </draw:line>
        <draw:line draw:style-name="gr3" draw:text-style-name="P1" draw:layer="layout" svg:x1="3.3cm" svg:y1="17.7cm" svg:x2="3.699cm" svg:y2="17.7cm">
          <text:p/>
        </draw:line>
        <draw:line draw:style-name="gr3" draw:text-style-name="P1" draw:layer="layout" svg:x1="3.3cm" svg:y1="13.7cm" svg:x2="3.699cm" svg:y2="13.7cm">
          <text:p/>
        </draw:line>
        <draw:line draw:style-name="gr3" draw:text-style-name="P1" draw:layer="layout" svg:x1="3.3cm" svg:y1="9.7cm" svg:x2="3.699cm" svg:y2="9.7cm">
          <text:p/>
        </draw:line>
        <draw:line draw:style-name="gr3" draw:text-style-name="P1" draw:layer="layout" svg:x1="3.3cm" svg:y1="5.7cm" svg:x2="3.699cm" svg:y2="5.7cm">
          <text:p/>
        </draw:line>
        <draw:line draw:style-name="gr3" draw:text-style-name="P1" draw:layer="layout" svg:x1="3.3cm" svg:y1="7.7cm" svg:x2="3.699cm" svg:y2="7.7cm">
          <text:p/>
        </draw:line>
        <draw:line draw:style-name="gr4" draw:text-style-name="P1" draw:layer="layout" svg:x1="3.3cm" svg:y1="3.7cm" svg:x2="3.699cm" svg:y2="3.7cm">
          <text:p/>
        </draw:line>
        <draw:frame draw:style-name="gr5" draw:text-style-name="P4" draw:layer="layout" svg:width="0.7cm" svg:height="0.949cm" svg:x="2.5cm" svg:y="4.226cm">
          <draw:text-box>
            <text:p text:style-name="P3"><text:span text:style-name="T1">A</text:span></text:p>
          </draw:text-box>
        </draw:frame>
        <draw:frame draw:style-name="gr5" draw:text-style-name="P4" draw:layer="layout" svg:width="0.7cm" svg:height="0.949cm" svg:x="2.5cm" svg:y="6.226cm">
          <draw:text-box>
            <text:p text:style-name="P3"><text:span text:style-name="T1">B</text:span></text:p>
          </draw:text-box>
        </draw:frame>
        <draw:frame draw:style-name="gr5" draw:text-style-name="P4" draw:layer="layout" svg:width="0.7cm" svg:height="0.949cm" svg:x="2.5cm" svg:y="8.226cm">
          <draw:text-box>
            <text:p text:style-name="P3"><text:span text:style-name="T1">C</text:span></text:p>
          </draw:text-box>
        </draw:frame>
        <draw:frame draw:style-name="gr5" draw:text-style-name="P4" draw:layer="layout" svg:width="0.7cm" svg:height="0.949cm" svg:x="2.5cm" svg:y="10.226cm">
          <draw:text-box>
            <text:p text:style-name="P3"><text:span text:style-name="T1">D</text:span></text:p>
          </draw:text-box>
        </draw:frame>
        <draw:frame draw:style-name="gr5" draw:text-style-name="P4" draw:layer="layout" svg:width="0.7cm" svg:height="0.949cm" svg:x="2.5cm" svg:y="12.226cm">
          <draw:text-box>
            <text:p text:style-name="P3"><text:span text:style-name="T1">E</text:span></text:p>
          </draw:text-box>
        </draw:frame>
        <draw:frame draw:style-name="gr5" draw:text-style-name="P4" draw:layer="layout" svg:width="0.7cm" svg:height="0.949cm" svg:x="2.5cm" svg:y="14.226cm">
          <draw:text-box>
            <text:p text:style-name="P3"><text:span text:style-name="T1">F</text:span></text:p>
          </draw:text-box>
        </draw:frame>
        <draw:frame draw:style-name="gr5" draw:text-style-name="P4" draw:layer="layout" svg:width="0.7cm" svg:height="0.949cm" svg:x="2.5cm" svg:y="16.226cm">
          <draw:text-box>
            <text:p text:style-name="P3"><text:span text:style-name="T1">G</text:span></text:p>
          </draw:text-box>
        </draw:frame>
        <draw:frame draw:style-name="gr5" draw:text-style-name="P4" draw:layer="layout" svg:width="0.7cm" svg:height="0.949cm" svg:x="2.5cm" svg:y="18.226cm">
          <draw:text-box>
            <text:p text:style-name="P3"><text:span text:style-name="T1">H</text:span></text:p>
          </draw:text-box>
        </draw:frame>
        <draw:frame draw:style-name="gr5" draw:text-style-name="P4" draw:layer="layout" svg:width="0.7cm" svg:height="0.949cm" svg:x="2.5cm" svg:y="20.226cm">
          <draw:text-box>
            <text:p text:style-name="P3"><text:span text:style-name="T1">J</text:span></text:p>
          </draw:text-box>
        </draw:frame>
        <draw:frame draw:style-name="gr5" draw:text-style-name="P4" draw:layer="layout" svg:width="0.7cm" svg:height="0.949cm" svg:x="2.5cm" svg:y="22.226cm">
          <draw:text-box>
            <text:p text:style-name="P3"><text:span text:style-name="T1">K</text:span></text:p>
          </draw:text-box>
        </draw:frame>
        <draw:frame draw:style-name="gr5" draw:text-style-name="P4" draw:layer="layout" svg:width="0.7cm" svg:height="0.949cm" svg:x="2.5cm" svg:y="24.226cm">
          <draw:text-box>
            <text:p text:style-name="P3"><text:span text:style-name="T1">L</text:span></text:p>
          </draw:text-box>
        </draw:frame>
        <draw:frame draw:style-name="gr5" draw:text-style-name="P4" draw:layer="layout" svg:width="0.7cm" svg:height="0.949cm" svg:x="2.5cm" svg:y="26.226cm">
          <draw:text-box>
            <text:p text:style-name="P3"><text:span text:style-name="T1">M</text:span></text:p>
          </draw:text-box>
        </draw:frame>
        <draw:line draw:style-name="gr3" draw:text-style-name="P1" draw:layer="layout" svg:x1="3.3cm" svg:y1="27.7cm" svg:x2="3.699cm" svg:y2="27.7cm">
          <text:p/>
        </draw:line>
        <draw:line draw:style-name="gr3" draw:text-style-name="P1" draw:layer="layout" svg:x1="3.3cm" svg:y1="11.7cm" svg:x2="3.699cm" svg:y2="11.7cm">
          <text:p/>
        </draw:line>
        <draw:line draw:style-name="gr6" draw:text-style-name="P1" draw:layer="layout" svg:x1="4.026cm" svg:y1="2.387cm" svg:x2="39.999cm" svg:y2="2.387cm">
          <text:p/>
        </draw:line>
        <draw:line draw:style-name="gr6" draw:text-style-name="P1" draw:layer="layout" svg:x1="22cm" svg:y1="2.599cm" svg:x2="22cm" svg:y2="2.2cm">
          <text:p/>
        </draw:line>
        <draw:line draw:style-name="gr6" draw:text-style-name="P1" draw:layer="layout" svg:x1="23.5cm" svg:y1="2.599cm" svg:x2="23.5cm" svg:y2="2.2cm">
          <text:p/>
        </draw:line>
        <draw:line draw:style-name="gr6" draw:text-style-name="P1" draw:layer="layout" svg:x1="25cm" svg:y1="2.599cm" svg:x2="25cm" svg:y2="2.2cm">
          <text:p/>
        </draw:line>
        <draw:line draw:style-name="gr6" draw:text-style-name="P1" draw:layer="layout" svg:x1="26.5cm" svg:y1="2.599cm" svg:x2="26.5cm" svg:y2="2.2cm">
          <text:p/>
        </draw:line>
        <draw:line draw:style-name="gr6" draw:text-style-name="P1" draw:layer="layout" svg:x1="28cm" svg:y1="2.599cm" svg:x2="28cm" svg:y2="2.2cm">
          <text:p/>
        </draw:line>
        <draw:line draw:style-name="gr6" draw:text-style-name="P1" draw:layer="layout" svg:x1="29.5cm" svg:y1="2.599cm" svg:x2="29.5cm" svg:y2="2.2cm">
          <text:p/>
        </draw:line>
        <draw:line draw:style-name="gr6" draw:text-style-name="P1" draw:layer="layout" svg:x1="31cm" svg:y1="2.599cm" svg:x2="31cm" svg:y2="2.2cm">
          <text:p/>
        </draw:line>
        <draw:line draw:style-name="gr6" draw:text-style-name="P1" draw:layer="layout" svg:x1="32.5cm" svg:y1="2.599cm" svg:x2="32.5cm" svg:y2="2.2cm">
          <text:p/>
        </draw:line>
        <draw:line draw:style-name="gr6" draw:text-style-name="P1" draw:layer="layout" svg:x1="34cm" svg:y1="2.599cm" svg:x2="34cm" svg:y2="2.2cm">
          <text:p/>
        </draw:line>
        <draw:line draw:style-name="gr6" draw:text-style-name="P1" draw:layer="layout" svg:x1="35.5cm" svg:y1="2.599cm" svg:x2="35.5cm" svg:y2="2.2cm">
          <text:p/>
        </draw:line>
        <draw:line draw:style-name="gr6" draw:text-style-name="P1" draw:layer="layout" svg:x1="37cm" svg:y1="2.599cm" svg:x2="37cm" svg:y2="2.2cm">
          <text:p/>
        </draw:line>
        <draw:line draw:style-name="gr6" draw:text-style-name="P1" draw:layer="layout" svg:x1="19cm" svg:y1="2.599cm" svg:x2="19cm" svg:y2="2.2cm">
          <text:p/>
        </draw:line>
        <draw:line draw:style-name="gr6" draw:text-style-name="P1" draw:layer="layout" svg:x1="20.5cm" svg:y1="2.599cm" svg:x2="20.5cm" svg:y2="2.2cm">
          <text:p/>
        </draw:line>
        <draw:line draw:style-name="gr6" draw:text-style-name="P1" draw:layer="layout" svg:x1="17.5cm" svg:y1="2.599cm" svg:x2="17.5cm" svg:y2="2.2cm">
          <text:p/>
        </draw:line>
        <draw:line draw:style-name="gr6" draw:text-style-name="P1" draw:layer="layout" svg:x1="10cm" svg:y1="2.599cm" svg:x2="10cm" svg:y2="2.2cm">
          <text:p/>
        </draw:line>
        <draw:line draw:style-name="gr6" draw:text-style-name="P1" draw:layer="layout" svg:x1="11.5cm" svg:y1="2.599cm" svg:x2="11.5cm" svg:y2="2.2cm">
          <text:p/>
        </draw:line>
        <draw:line draw:style-name="gr6" draw:text-style-name="P1" draw:layer="layout" svg:x1="13cm" svg:y1="2.599cm" svg:x2="13cm" svg:y2="2.2cm">
          <text:p/>
        </draw:line>
        <draw:line draw:style-name="gr6" draw:text-style-name="P1" draw:layer="layout" svg:x1="14.5cm" svg:y1="2.599cm" svg:x2="14.5cm" svg:y2="2.2cm">
          <text:p/>
        </draw:line>
        <draw:line draw:style-name="gr6" draw:text-style-name="P1" draw:layer="layout" svg:x1="16cm" svg:y1="2.599cm" svg:x2="16cm" svg:y2="2.2cm">
          <text:p/>
        </draw:line>
        <draw:line draw:style-name="gr6" draw:text-style-name="P1" draw:layer="layout" svg:x1="7cm" svg:y1="2.599cm" svg:x2="7cm" svg:y2="2.2cm">
          <text:p/>
        </draw:line>
        <draw:line draw:style-name="gr6" draw:text-style-name="P1" draw:layer="layout" svg:x1="8.5cm" svg:y1="2.599cm" svg:x2="8.5cm" svg:y2="2.2cm">
          <text:p/>
        </draw:line>
        <draw:line draw:style-name="gr6" draw:text-style-name="P1" draw:layer="layout" svg:x1="4.026cm" svg:y1="2.599cm" svg:x2="4.026cm" svg:y2="2.2cm">
          <text:p/>
        </draw:line>
        <draw:line draw:style-name="gr6" draw:text-style-name="P1" draw:layer="layout" svg:x1="5.5cm" svg:y1="2.599cm" svg:x2="5.5cm" svg:y2="2.2cm">
          <text:p/>
        </draw:line>
        <draw:frame draw:style-name="gr5" draw:text-style-name="P4" draw:layer="layout" svg:width="0.931cm" svg:height="0.949cm" svg:x="4.314cm" svg:y="2.267cm">
          <draw:text-box>
            <text:p text:style-name="P3"><text:span text:style-name="T1">01</text:span></text:p>
          </draw:text-box>
        </draw:frame>
        <draw:frame draw:style-name="gr5" draw:text-style-name="P4" draw:layer="layout" svg:width="0.931cm" svg:height="0.949cm" svg:x="5.8cm" svg:y="2.232cm">
          <draw:text-box>
            <text:p text:style-name="P3"><text:span text:style-name="T1">02</text:span></text:p>
          </draw:text-box>
        </draw:frame>
        <draw:frame draw:style-name="gr5" draw:text-style-name="P4" draw:layer="layout" svg:width="0.931cm" svg:height="0.949cm" svg:x="7.269cm" svg:y="2.247cm">
          <draw:text-box>
            <text:p text:style-name="P3"><text:span text:style-name="T1">03</text:span></text:p>
          </draw:text-box>
        </draw:frame>
        <draw:frame draw:style-name="gr5" draw:text-style-name="P4" draw:layer="layout" svg:width="0.931cm" svg:height="0.949cm" svg:x="8.8cm" svg:y="2.285cm">
          <draw:text-box>
            <text:p text:style-name="P3"><text:span text:style-name="T1">04</text:span></text:p>
          </draw:text-box>
        </draw:frame>
        <draw:frame draw:style-name="gr5" draw:text-style-name="P4" draw:layer="layout" svg:width="0.931cm" svg:height="0.949cm" svg:x="10.269cm" svg:y="2.285cm">
          <draw:text-box>
            <text:p text:style-name="P3"><text:span text:style-name="T1">05</text:span></text:p>
          </draw:text-box>
        </draw:frame>
        <draw:frame draw:style-name="gr5" draw:text-style-name="P4" draw:layer="layout" svg:width="0.931cm" svg:height="0.949cm" svg:x="11.8cm" svg:y="2.27cm">
          <draw:text-box>
            <text:p text:style-name="P3"><text:span text:style-name="T1">06</text:span></text:p>
          </draw:text-box>
        </draw:frame>
        <draw:frame draw:style-name="gr5" draw:text-style-name="P4" draw:layer="layout" svg:width="0.931cm" svg:height="0.949cm" svg:x="13.269cm" svg:y="2.285cm">
          <draw:text-box>
            <text:p text:style-name="P3"><text:span text:style-name="T1">07</text:span></text:p>
          </draw:text-box>
        </draw:frame>
        <draw:frame draw:style-name="gr5" draw:text-style-name="P4" draw:layer="layout" svg:width="0.931cm" svg:height="0.949cm" svg:x="14.8cm" svg:y="2.285cm">
          <draw:text-box>
            <text:p text:style-name="P3"><text:span text:style-name="T1">08</text:span></text:p>
          </draw:text-box>
        </draw:frame>
        <draw:frame draw:style-name="gr5" draw:text-style-name="P4" draw:layer="layout" svg:width="0.931cm" svg:height="0.949cm" svg:x="16.269cm" svg:y="2.285cm">
          <draw:text-box>
            <text:p text:style-name="P3"><text:span text:style-name="T1">09</text:span></text:p>
          </draw:text-box>
        </draw:frame>
        <draw:frame draw:style-name="gr5" draw:text-style-name="P4" draw:layer="layout" svg:width="0.931cm" svg:height="0.949cm" svg:x="17.735cm" svg:y="2.27cm">
          <draw:text-box>
            <text:p text:style-name="P3"><text:span text:style-name="T1">10</text:span></text:p>
          </draw:text-box>
        </draw:frame>
        <draw:frame draw:style-name="gr5" draw:text-style-name="P4" draw:layer="layout" svg:width="0.931cm" svg:height="0.949cm" svg:x="19.269cm" svg:y="2.285cm">
          <draw:text-box>
            <text:p text:style-name="P3"><text:span text:style-name="T1">11</text:span></text:p>
          </draw:text-box>
        </draw:frame>
        <draw:frame draw:style-name="gr5" draw:text-style-name="P4" draw:layer="layout" svg:width="0.931cm" svg:height="0.949cm" svg:x="20.8cm" svg:y="2.285cm">
          <draw:text-box>
            <text:p text:style-name="P3"><text:span text:style-name="T1">12</text:span></text:p>
          </draw:text-box>
        </draw:frame>
        <draw:frame draw:style-name="gr5" draw:text-style-name="P4" draw:layer="layout" svg:width="0.931cm" svg:height="0.949cm" svg:x="22.269cm" svg:y="2.285cm">
          <draw:text-box>
            <text:p text:style-name="P3"><text:span text:style-name="T1">13</text:span></text:p>
          </draw:text-box>
        </draw:frame>
        <draw:frame draw:style-name="gr5" draw:text-style-name="P4" draw:layer="layout" svg:width="0.931cm" svg:height="0.949cm" svg:x="23.8cm" svg:y="2.285cm">
          <draw:text-box>
            <text:p text:style-name="P3"><text:span text:style-name="T1">14</text:span></text:p>
          </draw:text-box>
        </draw:frame>
        <draw:frame draw:style-name="gr5" draw:text-style-name="P4" draw:layer="layout" svg:width="0.931cm" svg:height="0.949cm" svg:x="25.269cm" svg:y="2.285cm">
          <draw:text-box>
            <text:p text:style-name="P3"><text:span text:style-name="T1">15</text:span></text:p>
          </draw:text-box>
        </draw:frame>
        <draw:frame draw:style-name="gr5" draw:text-style-name="P4" draw:layer="layout" svg:width="0.931cm" svg:height="0.949cm" svg:x="26.8cm" svg:y="2.27cm">
          <draw:text-box>
            <text:p text:style-name="P3"><text:span text:style-name="T1">16</text:span></text:p>
          </draw:text-box>
        </draw:frame>
        <draw:frame draw:style-name="gr5" draw:text-style-name="P4" draw:layer="layout" svg:width="0.931cm" svg:height="0.949cm" svg:x="28.269cm" svg:y="2.285cm">
          <draw:text-box>
            <text:p text:style-name="P3"><text:span text:style-name="T1">17</text:span></text:p>
          </draw:text-box>
        </draw:frame>
        <draw:frame draw:style-name="gr5" draw:text-style-name="P4" draw:layer="layout" svg:width="0.931cm" svg:height="0.949cm" svg:x="29.8cm" svg:y="2.285cm">
          <draw:text-box>
            <text:p text:style-name="P3"><text:span text:style-name="T1">18</text:span></text:p>
          </draw:text-box>
        </draw:frame>
        <draw:frame draw:style-name="gr5" draw:text-style-name="P4" draw:layer="layout" svg:width="0.931cm" svg:height="0.949cm" svg:x="31.269cm" svg:y="2.285cm">
          <draw:text-box>
            <text:p text:style-name="P3"><text:span text:style-name="T1">19</text:span></text:p>
          </draw:text-box>
        </draw:frame>
        <draw:frame draw:style-name="gr5" draw:text-style-name="P4" draw:layer="layout" svg:width="0.931cm" svg:height="0.949cm" svg:x="32.735cm" svg:y="2.27cm">
          <draw:text-box>
            <text:p text:style-name="P3"><text:span text:style-name="T1">20</text:span></text:p>
          </draw:text-box>
        </draw:frame>
        <draw:frame draw:style-name="gr5" draw:text-style-name="P4" draw:layer="layout" svg:width="0.931cm" svg:height="0.949cm" svg:x="34.269cm" svg:y="2.285cm">
          <draw:text-box>
            <text:p text:style-name="P3"><text:span text:style-name="T1">21</text:span></text:p>
          </draw:text-box>
        </draw:frame>
        <draw:frame draw:style-name="gr5" draw:text-style-name="P4" draw:layer="layout" svg:width="0.931cm" svg:height="0.949cm" svg:x="35.8cm" svg:y="2.285cm">
          <draw:text-box>
            <text:p text:style-name="P3"><text:span text:style-name="T1">22</text:span></text:p>
          </draw:text-box>
        </draw:frame>
        <draw:frame draw:style-name="gr5" draw:text-style-name="P4" draw:layer="layout" svg:width="0.931cm" svg:height="0.949cm" svg:x="37.269cm" svg:y="2.285cm">
          <draw:text-box>
            <text:p text:style-name="P3"><text:span text:style-name="T1">23</text:span></text:p>
          </draw:text-box>
        </draw:frame>
        <draw:line draw:style-name="gr6" draw:text-style-name="P1" draw:layer="layout" svg:x1="38.5cm" svg:y1="2.599cm" svg:x2="38.5cm" svg:y2="2.2cm">
          <text:p/>
        </draw:line>
        <draw:line draw:style-name="gr6" draw:text-style-name="P1" draw:layer="layout" svg:x1="40cm" svg:y1="2.599cm" svg:x2="40cm" svg:y2="2.2cm">
          <text:p/>
        </draw:line>
        <draw:line draw:style-name="gr6" draw:text-style-name="P1" draw:layer="layout" svg:x1="41.5cm" svg:y1="3.099cm" svg:x2="41.5cm" svg:y2="2.7cm">
          <text:p/>
        </draw:line>
        <draw:frame draw:style-name="gr5" draw:text-style-name="P4" draw:layer="layout" svg:width="0.931cm" svg:height="0.949cm" svg:x="38.8cm" svg:y="2.258cm">
          <draw:text-box>
            <text:p text:style-name="P3"><text:span text:style-name="T1">24</text:span></text:p>
          </draw:text-box>
        </draw:frame>
        <draw:frame draw:style-name="gr7" draw:text-style-name="P4" draw:layer="layout" svg:width="7.5cm" svg:height="1.4cm" draw:transform="rotate (-3.14159265358979) translate (9.5cm 1.904cm)">
          <draw:text-box>
            <text:p text:style-name="P3"><text:span text:style-name="T2">ГУИР.400201.119 Э3</text:span></text:p>
          </draw:text-box>
        </draw:frame>
        <draw:line draw:style-name="gr8" draw:text-style-name="P1" draw:layer="layout" svg:x1="23.688cm" svg:y1="23.716cm" svg:x2="23.688cm" svg:y2="26.216cm">
          <text:p/>
        </draw:line>
        <draw:line draw:style-name="gr8" draw:text-style-name="P1" draw:layer="layout" svg:x1="24.688cm" svg:y1="23.732cm" svg:x2="24.688cm" svg:y2="29.19cm">
          <text:p/>
        </draw:line>
        <draw:line draw:style-name="gr8" draw:text-style-name="P1" draw:layer="layout" svg:x1="27.329cm" svg:y1="23.726cm" svg:x2="27.329cm" svg:y2="29.179cm">
          <text:p/>
        </draw:line>
        <draw:line draw:style-name="gr8" draw:text-style-name="P1" draw:layer="layout" svg:x1="28.488cm" svg:y1="23.716cm" svg:x2="28.488cm" svg:y2="29.191cm">
          <text:p/>
        </draw:line>
        <draw:line draw:style-name="gr8" draw:text-style-name="P1" draw:layer="layout" svg:x1="29.488cm" svg:y1="23.732cm" svg:x2="29.488cm" svg:y2="29.19cm">
          <text:p/>
        </draw:line>
        <draw:line draw:style-name="gr1" draw:text-style-name="P1" draw:layer="layout" svg:x1="29.5cm" svg:y1="25.216cm" svg:x2="41.487cm" svg:y2="25.216cm">
          <text:p/>
        </draw:line>
        <draw:line draw:style-name="gr8" draw:text-style-name="P1" draw:layer="layout" svg:x1="22.988cm" svg:y1="26.216cm" svg:x2="29.488cm" svg:y2="26.216cm">
          <text:p/>
        </draw:line>
        <draw:line draw:style-name="gr8" draw:text-style-name="P1" draw:layer="layout" svg:x1="22.988cm" svg:y1="25.716cm" svg:x2="29.488cm" svg:y2="25.716cm">
          <text:p/>
        </draw:line>
        <draw:line draw:style-name="gr4" draw:text-style-name="P1" draw:layer="layout" svg:x1="22.988cm" svg:y1="25.216cm" svg:x2="29.488cm" svg:y2="25.216cm">
          <text:p/>
        </draw:line>
        <draw:line draw:style-name="gr4" draw:text-style-name="P1" draw:layer="layout" svg:x1="22.988cm" svg:y1="24.716cm" svg:x2="29.488cm" svg:y2="24.716cm">
          <text:p/>
        </draw:line>
        <draw:line draw:style-name="gr4" draw:text-style-name="P1" draw:layer="layout" svg:x1="22.988cm" svg:y1="24.216cm" svg:x2="29.488cm" svg:y2="24.216cm">
          <text:p/>
        </draw:line>
        <draw:line draw:style-name="gr4" draw:text-style-name="P1" draw:layer="layout" svg:x1="23.012cm" svg:y1="26.716cm" svg:x2="29.512cm" svg:y2="26.716cm">
          <text:p/>
        </draw:line>
        <draw:line draw:style-name="gr4" draw:text-style-name="P1" draw:layer="layout" svg:x1="22.988cm" svg:y1="27.216cm" svg:x2="29.488cm" svg:y2="27.216cm">
          <text:p/>
        </draw:line>
        <draw:line draw:style-name="gr4" draw:text-style-name="P1" draw:layer="layout" svg:x1="22.988cm" svg:y1="27.716cm" svg:x2="29.488cm" svg:y2="27.716cm">
          <text:p/>
        </draw:line>
        <draw:line draw:style-name="gr4" draw:text-style-name="P1" draw:layer="layout" svg:x1="22.988cm" svg:y1="28.216cm" svg:x2="29.488cm" svg:y2="28.216cm">
          <text:p/>
        </draw:line>
        <draw:line draw:style-name="gr4" draw:text-style-name="P1" draw:layer="layout" svg:x1="22.988cm" svg:y1="28.716cm" svg:x2="29.488cm" svg:y2="28.716cm">
          <text:p/>
        </draw:line>
        <draw:line draw:style-name="gr8" draw:text-style-name="P1" draw:layer="layout" svg:x1="29.488cm" svg:y1="27.716cm" svg:x2="41.488cm" svg:y2="27.716cm">
          <text:p/>
        </draw:line>
        <draw:line draw:style-name="gr8" draw:text-style-name="P1" draw:layer="layout" svg:x1="36.488cm" svg:y1="25.248cm" svg:x2="36.488cm" svg:y2="28.037cm">
          <text:p/>
        </draw:line>
        <draw:line draw:style-name="gr8" draw:text-style-name="P1" draw:layer="layout" svg:x1="36.488cm" svg:y1="25.716cm" svg:x2="41.487cm" svg:y2="25.716cm">
          <text:p/>
        </draw:line>
        <draw:line draw:style-name="gr8" draw:text-style-name="P1" draw:layer="layout" svg:x1="36.488cm" svg:y1="27.216cm" svg:x2="41.487cm" svg:y2="27.216cm">
          <text:p/>
        </draw:line>
        <draw:line draw:style-name="gr8" draw:text-style-name="P1" draw:layer="layout" svg:x1="37.987cm" svg:y1="25.248cm" svg:x2="37.987cm" svg:y2="27.215cm">
          <text:p/>
        </draw:line>
        <draw:line draw:style-name="gr4" draw:text-style-name="P1" draw:layer="layout" svg:x1="36.987cm" svg:y1="25.716cm" svg:x2="36.987cm" svg:y2="27.199cm">
          <text:p/>
        </draw:line>
        <draw:line draw:style-name="gr4" draw:text-style-name="P1" draw:layer="layout" svg:x1="37.488cm" svg:y1="25.716cm" svg:x2="37.488cm" svg:y2="27.167cm">
          <text:p/>
        </draw:line>
        <draw:line draw:style-name="gr8" draw:text-style-name="P1" draw:layer="layout" svg:x1="39.688cm" svg:y1="25.232cm" svg:x2="39.688cm" svg:y2="27.199cm">
          <text:p/>
        </draw:line>
        <draw:line draw:style-name="gr8" draw:text-style-name="P1" draw:layer="layout" svg:x1="38.488cm" svg:y1="27.216cm" svg:x2="38.488cm" svg:y2="27.707cm">
          <text:p/>
        </draw:line>
        <draw:line draw:style-name="gr8" draw:text-style-name="P1" draw:layer="layout" svg:x1="36.488cm" svg:y1="28.038cm" svg:x2="36.488cm" svg:y2="29.191cm">
          <text:p/>
        </draw:line>
        <draw:frame draw:style-name="gr9" draw:text-style-name="P4" draw:layer="layout" svg:width="1.025cm" svg:height="0.473cm" svg:x="22.827cm" svg:y="25.77cm">
          <draw:text-box>
            <text:p text:style-name="P3"><text:span text:style-name="T3">Изм.</text:span></text:p>
          </draw:text-box>
        </draw:frame>
        <draw:frame draw:style-name="gr9" draw:text-style-name="P4" draw:layer="layout" svg:width="1cm" svg:height="0.473cm" svg:x="23.688cm" svg:y="25.772cm">
          <draw:text-box>
            <text:p text:style-name="P3"><text:span text:style-name="T3">Лист</text:span></text:p>
          </draw:text-box>
        </draw:frame>
        <draw:frame draw:style-name="gr10" draw:text-style-name="P4" draw:layer="layout" svg:width="1.94cm" svg:height="0.463cm" svg:x="22.762cm" svg:y="26.283cm">
          <draw:text-box>
            <text:p text:style-name="P3"><text:span text:style-name="T4">Разраб.</text:span></text:p>
          </draw:text-box>
        </draw:frame>
        <draw:frame draw:style-name="gr10" draw:text-style-name="P4" draw:layer="layout" svg:width="1.7cm" svg:height="0.463cm" svg:x="22.712cm" svg:y="26.787cm">
          <draw:text-box>
            <text:p text:style-name="P3"><text:span text:style-name="T4">Пров.</text:span></text:p>
          </draw:text-box>
        </draw:frame>
        <draw:frame draw:style-name="gr9" draw:text-style-name="P4" draw:layer="layout" svg:width="2.3cm" svg:height="0.473cm" svg:x="24.688cm" svg:y="25.778cm">
          <draw:text-box>
            <text:p text:style-name="P3"><text:span text:style-name="T3">№ </text:span><text:span text:style-name="T3">докум.</text:span></text:p>
          </draw:text-box>
        </draw:frame>
        <draw:frame draw:style-name="gr9" draw:text-style-name="P4" draw:layer="layout" svg:width="1.5cm" svg:height="0.473cm" svg:x="27.158cm" svg:y="25.772cm">
          <draw:text-box>
            <text:p text:style-name="P3"><text:span text:style-name="T3">Подп.</text:span></text:p>
          </draw:text-box>
        </draw:frame>
        <draw:frame draw:style-name="gr9" draw:text-style-name="P4" draw:layer="layout" svg:width="1.1cm" svg:height="0.473cm" svg:x="28.42cm" svg:y="25.769cm">
          <draw:text-box>
            <text:p text:style-name="P3"><text:span text:style-name="T3">Дата</text:span></text:p>
          </draw:text-box>
        </draw:frame>
        <draw:frame draw:style-name="gr11" draw:text-style-name="P6" draw:layer="layout" svg:width="2.509cm" svg:height="0.945cm" svg:x="24.796cm" svg:y="26.074cm">
          <draw:text-box>
            <text:p text:style-name="P5"><text:span text:style-name="T5">Поддубный Д.П.</text:span></text:p>
          </draw:text-box>
        </draw:frame>
        <draw:frame draw:style-name="gr12" draw:text-style-name="P4" draw:layer="layout" svg:width="12cm" svg:height="1.231cm" svg:x="29.4cm" svg:y="23.891cm">
          <draw:text-box>
            <text:p text:style-name="P3"><text:span text:style-name="T6">ГУИР.400201.119 Э3</text:span></text:p>
          </draw:text-box>
        </draw:frame>
        <draw:frame draw:style-name="gr9" draw:text-style-name="P4" draw:layer="layout" svg:width="1.5cm" svg:height="0.473cm" svg:x="36.488cm" svg:y="25.262cm">
          <draw:text-box>
            <text:p text:style-name="P3"><text:span text:style-name="T3">Лит.</text:span></text:p>
          </draw:text-box>
        </draw:frame>
        <draw:frame draw:style-name="gr9" draw:text-style-name="P4" draw:layer="layout" svg:width="1.7cm" svg:height="0.473cm" svg:x="37.987cm" svg:y="25.288cm">
          <draw:text-box>
            <text:p text:style-name="P3"><text:span text:style-name="T3">Масса</text:span></text:p>
          </draw:text-box>
        </draw:frame>
        <draw:frame draw:style-name="gr9" draw:text-style-name="P4" draw:layer="layout" svg:width="1.8cm" svg:height="0.473cm" svg:x="39.688cm" svg:y="25.288cm">
          <draw:text-box>
            <text:p text:style-name="P3"><text:span text:style-name="T3">Масштаб</text:span></text:p>
          </draw:text-box>
        </draw:frame>
        <draw:frame draw:style-name="gr9" draw:text-style-name="P4" draw:layer="layout" svg:width="2cm" svg:height="0.473cm" svg:x="36.012cm" svg:y="27.269cm">
          <draw:text-box>
            <text:p text:style-name="P3"><text:span text:style-name="T3">Лист</text:span></text:p>
          </draw:text-box>
        </draw:frame>
        <draw:frame draw:style-name="gr9" draw:text-style-name="P4" draw:layer="layout" svg:width="3cm" svg:height="0.473cm" svg:x="38.2cm" svg:y="27.288cm">
          <draw:text-box>
            <text:p text:style-name="P3"><text:span text:style-name="T3">Листов <text:s text:c="5"/>1</text:span></text:p>
          </draw:text-box>
        </draw:frame>
        <draw:frame draw:style-name="gr13" draw:text-style-name="P4" draw:layer="layout" svg:width="0.5cm" svg:height="1.154cm" svg:x="36.987cm" svg:y="25.952cm">
          <draw:text-box>
            <text:p text:style-name="P3"><text:span text:style-name="T3">У</text:span></text:p>
          </draw:text-box>
        </draw:frame>
        <draw:frame draw:style-name="gr13" draw:text-style-name="P4" draw:layer="layout" svg:width="5.025cm" svg:height="1.154cm" svg:x="36.475cm" svg:y="27.952cm">
          <draw:text-box>
            <text:p text:style-name="P3"><text:span text:style-name="T7">БГУИР, гр.950501</text:span></text:p>
          </draw:text-box>
        </draw:frame>
        <draw:frame draw:style-name="gr14" draw:text-style-name="P4" draw:layer="layout" svg:width="3.05cm" svg:height="0.755cm" svg:x="24.65cm" svg:y="26.651cm">
          <draw:text-box>
            <text:p text:style-name="P5"><text:span text:style-name="T3">Селезнев И.Л.</text:span></text:p>
          </draw:text-box>
        </draw:frame>
        <draw:frame draw:style-name="gr15" draw:text-style-name="P4" draw:layer="layout" svg:width="7.312cm" svg:height="2.555cm" svg:x="29.3cm" svg:y="25.229cm">
          <draw:text-box>
            <text:p text:style-name="P3"><text:span text:style-name="T8">Микропроцессорное устройство измерения параметров звука.</text:span></text:p>
            <text:p text:style-name="P3"><text:span text:style-name="T8">Схема электрическая</text:span></text:p>
            <text:p text:style-name="P3"><text:span text:style-name="T8">приципиальная</text:span></text:p>
          </draw:text-box>
        </draw:frame>
        <draw:polygon draw:style-name="gr1" draw:text-style-name="P1" draw:layer="layout" svg:width="18.5cm" svg:height="5.475cm" svg:x="23cm" svg:y="23.726cm" svg:viewBox="0 0 18501 5476" draw:points="0,5476 18501,5476 18501,0 0,0">
          <text:p/>
        </draw:polygon>
        <draw:g>
          <draw:polygon draw:style-name="gr2" draw:text-style-name="P2" draw:layer="layout" svg:width="3.47cm" svg:height="7.326cm" svg:x="20.664cm" svg:y="5.338cm" svg:viewBox="0 0 3471 7327" draw:points="0,7327 3471,7327 3471,0 0,0">
            <text:p/>
          </draw:polygon>
          <draw:polygon draw:style-name="gr16" draw:text-style-name="P1" draw:layer="layout" svg:width="3.47cm" svg:height="7.326cm" svg:x="20.664cm" svg:y="5.338cm" svg:viewBox="0 0 3471 7327" draw:points="0,7327 3471,7327 3471,0 0,0">
            <text:p/>
          </draw:polygon>
        </draw:g>
        <draw:g>
          <draw:polygon draw:style-name="gr2" draw:text-style-name="P2" draw:layer="layout" svg:width="1.5cm" svg:height="7.302cm" svg:x="21.553cm" svg:y="5.362cm" svg:viewBox="0 0 1501 7303" draw:points="0,7303 1501,7303 1501,0 0,0">
            <text:p/>
          </draw:polygon>
          <draw:polygon draw:style-name="gr16" draw:text-style-name="P1" draw:layer="layout" svg:width="1.5cm" svg:height="7.302cm" svg:x="21.553cm" svg:y="5.362cm" svg:viewBox="0 0 1501 7303" draw:points="0,7303 1501,7303 1501,0 0,0">
            <text:p/>
          </draw:polygon>
        </draw:g>
        <draw:frame draw:style-name="gr17" draw:text-style-name="P4" draw:layer="layout" svg:width="1.55cm" svg:height="1.352cm" svg:x="21.503cm" svg:y="5.412cm">
          <draw:text-box>
            <text:p text:style-name="P3"><text:span text:style-name="T5">ARDUINO NANO <text:s/>REV3</text:span></text:p>
          </draw:text-box>
        </draw:frame>
        <draw:frame draw:style-name="gr18" draw:text-style-name="P4" draw:layer="layout" svg:width="1.099cm" svg:height="0.692cm" svg:x="20.466cm" svg:y="5.362cm">
          <draw:text-box>
            <text:p text:style-name="P7"><text:span text:style-name="T5">TX1</text:span></text:p>
          </draw:text-box>
        </draw:frame>
        <draw:frame draw:style-name="gr18" draw:text-style-name="P8" draw:layer="layout" svg:width="1.099cm" svg:height="0.692cm" svg:x="20.474cm" svg:y="6.438cm">
          <draw:text-box>
            <text:p text:style-name="P7"><text:span text:style-name="T5">RST</text:span></text:p>
          </draw:text-box>
        </draw:frame>
        <draw:frame draw:style-name="gr18" draw:text-style-name="P4" draw:layer="layout" svg:width="1.099cm" svg:height="0.692cm" svg:x="20.466cm" svg:y="5.976cm">
          <draw:text-box>
            <text:p text:style-name="P7"><text:span text:style-name="T5">RX0</text:span></text:p>
          </draw:text-box>
        </draw:frame>
        <draw:frame draw:style-name="gr18" draw:text-style-name="P4" draw:layer="layout" svg:width="1.099cm" svg:height="0.692cm" svg:x="20.466cm" svg:y="7.303cm">
          <draw:text-box>
            <text:p text:style-name="P7"><text:span text:style-name="T5">D2</text:span></text:p>
          </draw:text-box>
        </draw:frame>
        <draw:frame draw:style-name="gr18" draw:text-style-name="P4" draw:layer="layout" svg:width="1.018cm" svg:height="0.692cm" svg:x="23.035cm" svg:y="10.168cm">
          <draw:text-box>
            <text:p text:style-name="P7"><text:span text:style-name="T5">A1</text:span></text:p>
          </draw:text-box>
        </draw:frame>
        <draw:frame draw:style-name="gr18" draw:text-style-name="P4" draw:layer="layout" svg:width="1.018cm" svg:height="0.692cm" svg:x="23.035cm" svg:y="9.668cm">
          <draw:text-box>
            <text:p text:style-name="P7"><text:span text:style-name="T5">A2</text:span></text:p>
          </draw:text-box>
        </draw:frame>
        <draw:frame draw:style-name="gr18" draw:text-style-name="P4" draw:layer="layout" svg:width="1.099cm" svg:height="0.692cm" svg:x="20.466cm" svg:y="8.247cm">
          <draw:text-box>
            <text:p text:style-name="P7"><text:span text:style-name="T5">D4</text:span></text:p>
          </draw:text-box>
        </draw:frame>
        <draw:frame draw:style-name="gr18" draw:text-style-name="P4" draw:layer="layout" svg:width="1.099cm" svg:height="0.692cm" svg:x="20.466cm" svg:y="7.747cm">
          <draw:text-box>
            <text:p text:style-name="P7"><text:span text:style-name="T5">D3</text:span></text:p>
          </draw:text-box>
        </draw:frame>
        <draw:frame draw:style-name="gr19" draw:text-style-name="P4" draw:layer="layout" svg:width="1.018cm" svg:height="0.677cm" svg:x="23.067cm" svg:y="5.4cm">
          <draw:text-box>
            <text:p text:style-name="P7"><text:span text:style-name="T9">Vin</text:span></text:p>
          </draw:text-box>
        </draw:frame>
        <draw:frame draw:style-name="gr18" draw:text-style-name="P4" draw:layer="layout" svg:width="1.018cm" svg:height="0.692cm" svg:x="23.067cm" svg:y="5.893cm">
          <draw:text-box>
            <text:p text:style-name="P7"><text:span text:style-name="T5">GND</text:span></text:p>
          </draw:text-box>
        </draw:frame>
        <draw:frame draw:style-name="gr18" draw:text-style-name="P4" xml:id="id13" draw:id="id13" draw:layer="layout" svg:width="1.099cm" svg:height="0.692cm" svg:x="23.036cm" svg:y="6.893cm">
          <draw:text-box>
            <text:p text:style-name="P7"><text:span text:style-name="T5">5V</text:span></text:p>
          </draw:text-box>
        </draw:frame>
        <draw:frame draw:style-name="gr18" draw:text-style-name="P4" draw:layer="layout" svg:width="1.099cm" svg:height="0.692cm" svg:x="23.036cm" svg:y="7.267cm">
          <draw:text-box>
            <text:p text:style-name="P7"><text:span text:style-name="T5">A7</text:span></text:p>
          </draw:text-box>
        </draw:frame>
        <draw:frame draw:style-name="gr18" draw:text-style-name="P4" draw:layer="layout" svg:width="1.099cm" svg:height="0.692cm" svg:x="22.989cm" svg:y="8.168cm">
          <draw:text-box>
            <text:p text:style-name="P7"><text:span text:style-name="T5">A5</text:span></text:p>
          </draw:text-box>
        </draw:frame>
        <draw:frame draw:style-name="gr18" draw:text-style-name="P4" draw:layer="layout" svg:width="1.099cm" svg:height="0.692cm" svg:x="23.035cm" svg:y="7.668cm">
          <draw:text-box>
            <text:p text:style-name="P7"><text:span text:style-name="T5">A6</text:span></text:p>
          </draw:text-box>
        </draw:frame>
        <draw:frame draw:style-name="gr18" draw:text-style-name="P4" draw:layer="layout" svg:width="1.099cm" svg:height="0.692cm" svg:x="22.986cm" svg:y="9.168cm">
          <draw:text-box>
            <text:p text:style-name="P7"><text:span text:style-name="T5">A3</text:span></text:p>
          </draw:text-box>
        </draw:frame>
        <draw:frame draw:style-name="gr18" draw:text-style-name="P4" draw:layer="layout" svg:width="1.099cm" svg:height="0.692cm" svg:x="22.989cm" svg:y="8.668cm">
          <draw:text-box>
            <text:p text:style-name="P7"><text:span text:style-name="T5">A4</text:span></text:p>
          </draw:text-box>
        </draw:frame>
        <draw:frame draw:style-name="gr18" draw:text-style-name="P4" draw:layer="layout" svg:width="1.099cm" svg:height="0.692cm" svg:x="23.017cm" svg:y="6.381cm">
          <draw:text-box>
            <text:p text:style-name="P7"><text:span text:style-name="T5">RST</text:span></text:p>
          </draw:text-box>
        </draw:frame>
        <draw:frame draw:style-name="gr18" draw:text-style-name="P4" xml:id="id18" draw:id="id18" draw:layer="layout" svg:width="1.018cm" svg:height="0.692cm" svg:x="20.532cm" svg:y="11.113cm">
          <draw:text-box>
            <text:p text:style-name="P7"><text:span text:style-name="T5">D10</text:span></text:p>
          </draw:text-box>
        </draw:frame>
        <draw:frame draw:style-name="gr18" draw:text-style-name="P8" xml:id="id16" draw:id="id16" draw:layer="layout" svg:width="1.018cm" svg:height="0.692cm" svg:x="20.532cm" svg:y="11.691cm">
          <draw:text-box>
            <text:p text:style-name="P7"><text:span text:style-name="T5">D11</text:span></text:p>
          </draw:text-box>
        </draw:frame>
        <draw:frame draw:style-name="gr20" draw:text-style-name="P4" draw:layer="layout" svg:width="1.55cm" svg:height="0.925cm" svg:x="21.595cm" svg:y="11.74cm">
          <draw:text-box>
            <text:p text:style-name="P3"><text:span text:style-name="T5">DD1</text:span></text:p>
            <text:p text:style-name="P3"><text:span text:style-name="T5">A12</text:span></text:p>
          </draw:text-box>
        </draw:frame>
        <draw:frame draw:style-name="gr18" draw:text-style-name="P4" xml:id="id7" draw:id="id7" draw:layer="layout" svg:width="1.018cm" svg:height="0.692cm" svg:x="23.042cm" svg:y="10.687cm">
          <draw:text-box>
            <text:p text:style-name="P7"><text:span text:style-name="T5">A0</text:span></text:p>
          </draw:text-box>
        </draw:frame>
        <draw:frame draw:style-name="gr21" draw:text-style-name="P9" xml:id="id10" draw:id="id10" draw:layer="layout" svg:width="1.018cm" svg:height="1.101cm" svg:x="23.042cm" svg:y="10.983cm">
          <draw:text-box>
            <text:p text:style-name="P7"><text:span text:style-name="T5">AREF</text:span></text:p>
          </draw:text-box>
        </draw:frame>
        <draw:frame draw:style-name="gr18" draw:text-style-name="P4" xml:id="id8" draw:id="id8" draw:layer="layout" svg:width="1.018cm" svg:height="0.692cm" svg:x="23.042cm" svg:y="11.687cm">
          <draw:text-box>
            <text:p text:style-name="P7"><text:span text:style-name="T5">3V3</text:span></text:p>
          </draw:text-box>
        </draw:frame>
        <draw:frame draw:style-name="gr18" draw:text-style-name="P4" xml:id="id20" draw:id="id20" draw:layer="layout" svg:width="1.018cm" svg:height="0.692cm" svg:x="23.042cm" svg:y="12.112cm">
          <draw:text-box>
            <text:p text:style-name="P7"><text:span text:style-name="T5">D13</text:span></text:p>
          </draw:text-box>
        </draw:frame>
        <draw:frame draw:style-name="gr18" draw:text-style-name="P4" draw:layer="layout" svg:width="1.099cm" svg:height="0.692cm" svg:x="20.481cm" svg:y="8.747cm">
          <draw:text-box>
            <text:p text:style-name="P7"><text:span text:style-name="T5">D5</text:span></text:p>
          </draw:text-box>
        </draw:frame>
        <draw:frame draw:style-name="gr18" draw:text-style-name="P4" draw:layer="layout" svg:width="1.099cm" svg:height="0.692cm" svg:x="20.481cm" svg:y="9.215cm">
          <draw:text-box>
            <text:p text:style-name="P7"><text:span text:style-name="T5">D6</text:span></text:p>
          </draw:text-box>
        </draw:frame>
        <draw:frame draw:style-name="gr18" draw:text-style-name="P4" draw:layer="layout" svg:width="1.099cm" svg:height="0.692cm" svg:x="20.481cm" svg:y="9.678cm">
          <draw:text-box>
            <text:p text:style-name="P7"><text:span text:style-name="T5">D7</text:span></text:p>
          </draw:text-box>
        </draw:frame>
        <draw:frame draw:style-name="gr18" draw:text-style-name="P4" draw:layer="layout" svg:width="1.099cm" svg:height="0.692cm" svg:x="20.481cm" svg:y="10.178cm">
          <draw:text-box>
            <text:p text:style-name="P7"><text:span text:style-name="T5">D8</text:span></text:p>
          </draw:text-box>
        </draw:frame>
        <draw:frame draw:style-name="gr18" draw:text-style-name="P4" draw:layer="layout" svg:width="1.099cm" svg:height="0.692cm" svg:x="20.481cm" svg:y="10.678cm">
          <draw:text-box>
            <text:p text:style-name="P7"><text:span text:style-name="T5">D9</text:span></text:p>
          </draw:text-box>
        </draw:frame>
        <draw:frame draw:style-name="gr18" draw:text-style-name="P4" draw:layer="layout" svg:width="1.018cm" svg:height="0.692cm" svg:x="20.547cm" svg:y="12.03cm">
          <draw:text-box>
            <text:p text:style-name="P7"><text:span text:style-name="T5">D12</text:span></text:p>
          </draw:text-box>
        </draw:frame>
        <draw:g xml:id="id2" draw:id="id2">
          <draw:polygon draw:style-name="gr22" draw:text-style-name="P2" draw:layer="layout" svg:width="1cm" svg:height="0.4cm" svg:x="28.58cm" svg:y="16.094cm" svg:viewBox="0 0 1001 401" draw:points="1001,401 1001,0 0,0 0,401">
            <text:p/>
          </draw:polygon>
          <draw:polygon draw:style-name="gr23" draw:text-style-name="P1" draw:layer="layout" svg:width="1cm" svg:height="0.4cm" svg:x="28.58cm" svg:y="16.094cm" svg:viewBox="0 0 1001 401" draw:points="1001,401 1001,0 0,0 0,401">
            <text:p/>
          </draw:polygon>
        </draw:g>
        <draw:g xml:id="id6" draw:id="id6">
          <draw:polygon draw:style-name="gr22" draw:text-style-name="P2" draw:layer="layout" svg:width="1cm" svg:height="0.4cm" draw:transform="rotate (1.5707963267949) translate (32.389996194698cm 15.6620871557428cm)" svg:viewBox="0 0 1001 401" draw:points="1001,401 1001,0 0,0 0,401">
            <text:p/>
          </draw:polygon>
          <draw:polygon draw:style-name="gr23" draw:text-style-name="P1" draw:layer="layout" svg:width="1cm" svg:height="0.4cm" draw:transform="rotate (1.5707963267949) translate (32.389996194698cm 15.6620871557428cm)" svg:viewBox="0 0 1001 401" draw:points="1001,401 1001,0 0,0 0,401">
            <text:p/>
          </draw:polygon>
        </draw:g>
        <draw:g>
          <draw:polygon draw:style-name="gr22" draw:text-style-name="P2" draw:layer="layout" svg:width="1cm" svg:height="0.4cm" draw:transform="rotate (1.5707963267949) translate (32.389996194698cm 18.5680871557428cm)" svg:viewBox="0 0 1001 401" draw:points="1001,401 1001,0 0,0 0,401">
            <text:p/>
          </draw:polygon>
          <draw:polygon draw:style-name="gr23" draw:text-style-name="P1" draw:layer="layout" svg:width="1cm" svg:height="0.4cm" draw:transform="rotate (1.5707963267949) translate (32.389996194698cm 18.5680871557428cm)" svg:viewBox="0 0 1001 401" draw:points="1001,401 1001,0 0,0 0,401">
            <text:p/>
          </draw:polygon>
        </draw:g>
        <draw:g xml:id="id5" draw:id="id5">
          <draw:polygon draw:style-name="gr22" draw:text-style-name="P2" draw:layer="layout" svg:width="1cm" svg:height="0.4cm" svg:x="30.803cm" svg:y="12.721cm" svg:viewBox="0 0 1001 401" draw:points="1001,401 1001,0 0,0 0,401">
            <text:p/>
          </draw:polygon>
          <draw:polygon draw:style-name="gr23" draw:text-style-name="P1" draw:layer="layout" svg:width="1cm" svg:height="0.4cm" svg:x="30.803cm" svg:y="12.721cm" svg:viewBox="0 0 1001 401" draw:points="1001,401 1001,0 0,0 0,401">
            <text:p/>
          </draw:polygon>
        </draw:g>
        <draw:line draw:style-name="gr24" draw:text-style-name="P10" draw:layer="layout" svg:x1="26.993cm" svg:y1="15.979cm" svg:x2="26.993cm" svg:y2="16.614cm">
          <text:p/>
        </draw:line>
        <draw:line draw:style-name="gr24" draw:text-style-name="P10" draw:layer="layout" svg:x1="27.311cm" svg:y1="15.979cm" svg:x2="27.311cm" svg:y2="16.614cm">
          <text:p/>
        </draw:line>
        <draw:line draw:style-name="gr24" draw:text-style-name="P10" draw:layer="layout" svg:x1="25.723cm" svg:y1="16.297cm" svg:x2="26.993cm" svg:y2="16.297cm">
          <text:p/>
        </draw:line>
        <draw:line draw:style-name="gr24" draw:text-style-name="P10" draw:layer="layout" svg:x1="27.311cm" svg:y1="16.297cm" svg:x2="28.581cm" svg:y2="16.297cm">
          <text:p/>
        </draw:line>
        <draw:custom-shape draw:style-name="gr25" draw:text-style-name="P11" draw:layer="layout" svg:width="0.318cm" svg:height="0.318cm" svg:x="25.405cm" svg:y="1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polygon draw:style-name="gr22" draw:text-style-name="P2" draw:layer="layout" svg:width="1cm" svg:height="0.4cm" svg:x="28.584cm" svg:y="17.364cm" svg:viewBox="0 0 1001 401" draw:points="1001,401 1001,0 0,0 0,401">
            <text:p/>
          </draw:polygon>
          <draw:polygon draw:style-name="gr23" draw:text-style-name="P1" draw:layer="layout" svg:width="1cm" svg:height="0.4cm" svg:x="28.584cm" svg:y="17.364cm" svg:viewBox="0 0 1001 401" draw:points="1001,401 1001,0 0,0 0,401">
            <text:p/>
          </draw:polygon>
        </draw:g>
        <draw:line draw:style-name="gr24" draw:text-style-name="P10" draw:layer="layout" svg:x1="26.997cm" svg:y1="17.249cm" svg:x2="26.997cm" svg:y2="17.884cm">
          <text:p/>
        </draw:line>
        <draw:line draw:style-name="gr24" draw:text-style-name="P10" draw:layer="layout" svg:x1="27.315cm" svg:y1="17.249cm" svg:x2="27.315cm" svg:y2="17.884cm">
          <text:p/>
        </draw:line>
        <draw:line draw:style-name="gr24" draw:text-style-name="P10" draw:layer="layout" svg:x1="25.727cm" svg:y1="17.567cm" svg:x2="26.997cm" svg:y2="17.567cm">
          <text:p/>
        </draw:line>
        <draw:line draw:style-name="gr24" draw:text-style-name="P10" draw:layer="layout" svg:x1="27.315cm" svg:y1="17.567cm" svg:x2="28.585cm" svg:y2="17.567cm">
          <text:p/>
        </draw:line>
        <draw:custom-shape draw:style-name="gr25" draw:text-style-name="P11" draw:layer="layout" svg:width="0.318cm" svg:height="0.318cm" svg:x="25.409cm" svg:y="1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0" xml:id="id1" draw:id="id1" draw:layer="layout" svg:x1="32.581cm" svg:y1="15.662cm" svg:x2="32.581cm" svg:y2="17.567cm">
          <text:p/>
        </draw:line>
        <draw:connector draw:style-name="gr24" draw:text-style-name="P10" xml:id="id3" draw:id="id3" draw:layer="layout" draw:type="line" svg:x1="30.876cm" svg:y1="16.621cm" svg:x2="32.581cm" svg:y2="16.614cm" draw:end-shape="id1" draw:end-glue-point="1" svg:d="M30876 16621l1705-7" svg:viewBox="0 0 1706 8">
          <text:p/>
        </draw:connector>
        <draw:connector draw:style-name="gr26" draw:text-style-name="P12" draw:layer="layout" svg:x1="29.581cm" svg:y1="16.294cm" svg:x2="30.876cm" svg:y2="16.621cm" draw:start-shape="id2" draw:start-glue-point="1" draw:end-shape="id3" draw:end-glue-point="2" svg:d="M29581 16294h648v327h647" svg:viewBox="0 0 1296 328">
          <text:p/>
        </draw:connector>
        <draw:connector draw:style-name="gr26" draw:text-style-name="P12" draw:layer="layout" svg:x1="29.585cm" svg:y1="17.564cm" svg:x2="31.728cm" svg:y2="16.617cm" draw:start-shape="id4" draw:start-glue-point="1" draw:end-shape="id3" draw:end-glue-point="0" svg:d="M29585 17564h646v-947h1497" svg:viewBox="0 0 2144 948">
          <text:p/>
        </draw:connector>
        <draw:connector draw:style-name="gr27" draw:text-style-name="P13" xml:id="id9" draw:id="id9" draw:layer="layout" svg:x1="31.804cm" svg:y1="12.921cm" svg:x2="32.59cm" svg:y2="14.661cm" draw:start-shape="id5" draw:start-glue-point="1" draw:end-shape="id6" draw:end-glue-point="0" svg:d="M31804 12921h786v1740" svg:viewBox="0 0 787 1741">
          <text:p/>
        </draw:connector>
        <draw:connector draw:style-name="gr27" draw:text-style-name="P13" draw:layer="layout" draw:line-skew="6.293cm" svg:x1="32.581cm" svg:y1="16.614cm" svg:x2="24.06cm" svg:y2="11.033cm" draw:start-shape="id1" draw:start-glue-point="1" draw:end-shape="id7" svg:d="M32581 16614h2026v-5581h-10547" svg:viewBox="0 0 10548 5582">
          <text:p/>
        </draw:connector>
        <draw:connector draw:style-name="gr27" draw:text-style-name="P13" draw:layer="layout" svg:x1="30.803cm" svg:y1="12.921cm" svg:x2="24.06cm" svg:y2="12.033cm" draw:start-shape="id5" draw:start-glue-point="3" draw:end-shape="id8" draw:end-glue-point="1" svg:d="M30803 12921h-3378v-888h-3365" svg:viewBox="0 0 6744 889">
          <text:p/>
        </draw:connector>
        <draw:connector draw:style-name="gr27" draw:text-style-name="P13" draw:layer="layout" svg:x1="32.59cm" svg:y1="12.921cm" svg:x2="24.06cm" svg:y2="11.533cm" draw:start-shape="id9" draw:start-glue-point="0" draw:end-shape="id10" draw:end-glue-point="1" svg:d="M32590 12921v-1388h-8530" svg:viewBox="0 0 8531 1389">
          <text:p/>
        </draw:connector>
        <draw:line draw:style-name="gr28" draw:text-style-name="P1" draw:layer="layout" svg:x1="32.622cm" svg:y1="18.519cm" svg:x2="32.622cm" svg:y2="19.518cm">
          <text:p/>
        </draw:line>
        <draw:line draw:style-name="gr28" draw:text-style-name="P1" draw:layer="layout" svg:x1="32.39cm" svg:y1="19.519cm" svg:x2="32.871cm" svg:y2="19.519cm">
          <text:p/>
        </draw:line>
        <draw:line draw:style-name="gr24" draw:text-style-name="P10" draw:layer="layout" svg:x1="25.723cm" svg:y1="18.671cm" svg:x2="26.993cm" svg:y2="18.671cm">
          <text:p/>
        </draw:line>
        <draw:custom-shape draw:style-name="gr25" draw:text-style-name="P11" draw:layer="layout" svg:width="0.318cm" svg:height="0.318cm" svg:x="25.405cm" svg:y="18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6.996cm" svg:y1="18.685cm" svg:x2="26.996cm" svg:y2="19.684cm">
          <text:p/>
        </draw:line>
        <draw:line draw:style-name="gr28" draw:text-style-name="P1" draw:layer="layout" svg:x1="26.764cm" svg:y1="19.685cm" svg:x2="27.245cm" svg:y2="19.685cm">
          <text:p/>
        </draw:line>
        <draw:g xml:id="id11" draw:id="id11">
          <draw:polygon draw:style-name="gr22" draw:text-style-name="P2" draw:layer="layout" svg:width="1cm" svg:height="0.4cm" svg:x="16.338cm" svg:y="6.668cm" svg:viewBox="0 0 1001 401" draw:points="1001,401 1001,0 0,0 0,401">
            <text:p/>
          </draw:polygon>
          <draw:polygon draw:style-name="gr23" draw:text-style-name="P1" draw:layer="layout" svg:width="1cm" svg:height="0.4cm" svg:x="16.338cm" svg:y="6.668cm" svg:viewBox="0 0 1001 401" draw:points="1001,401 1001,0 0,0 0,401">
            <text:p/>
          </draw:polygon>
        </draw:g>
        <draw:line draw:style-name="gr28" draw:text-style-name="P1" draw:layer="layout" svg:x1="19.11cm" svg:y1="6.871cm" svg:x2="19.11cm" svg:y2="7.87cm">
          <text:p/>
        </draw:line>
        <draw:line draw:style-name="gr28" draw:text-style-name="P1" draw:layer="layout" svg:x1="18.878cm" svg:y1="7.871cm" svg:x2="19.359cm" svg:y2="7.871cm">
          <text:p/>
        </draw:line>
        <draw:frame draw:style-name="gr18" draw:text-style-name="P4" draw:layer="layout" svg:width="1.099cm" svg:height="0.692cm" svg:x="20.466cm" svg:y="6.928cm">
          <draw:text-box>
            <text:p text:style-name="P7"><text:span text:style-name="T5">GND</text:span></text:p>
          </draw:text-box>
        </draw:frame>
        <draw:line draw:style-name="gr29" draw:text-style-name="P1" draw:layer="layout" svg:x1="12.517cm" svg:y1="9.076cm" svg:x2="13.211cm" svg:y2="8.675cm">
          <text:p/>
        </draw:line>
        <draw:line draw:style-name="gr29" draw:text-style-name="P1" draw:layer="layout" svg:x1="13.317cm" svg:y1="9.075cm" svg:x2="14.116cm" svg:y2="9.075cm">
          <text:p/>
        </draw:line>
        <draw:polyline draw:style-name="gr30" draw:text-style-name="P1" draw:layer="layout" svg:width="0.232cm" svg:height="0.166cm" svg:x="13.317cm" svg:y="8.907cm" svg:viewBox="0 0 233 167" draw:points="0,167 115,0 233,167">
          <text:p/>
        </draw:polyline>
        <draw:frame draw:style-name="gr31" draw:text-style-name="P4" draw:layer="layout" svg:width="1.36cm" svg:height="0.71cm" svg:x="12.528cm" svg:y="7.863cm">
          <draw:text-box>
            <text:p text:style-name="P3"><text:span text:style-name="T5">SB1</text:span></text:p>
          </draw:text-box>
        </draw:frame>
        <draw:line draw:style-name="gr24" draw:text-style-name="P10" draw:layer="layout" svg:x1="20.783cm" svg:y1="6.846cm" svg:x2="17.291cm" svg:y2="6.846cm">
          <text:p/>
        </draw:line>
        <draw:line draw:style-name="gr24" draw:text-style-name="P10" xml:id="id12" draw:id="id12" draw:layer="layout" svg:x1="20.783cm" svg:y1="9.081cm" svg:x2="17.291cm" svg:y2="9.081cm">
          <text:p/>
        </draw:line>
        <draw:connector draw:style-name="gr27" draw:text-style-name="P13" draw:layer="layout" svg:x1="16.338cm" svg:y1="6.868cm" svg:x2="17.291cm" svg:y2="9.081cm" draw:start-shape="id11" draw:start-glue-point="3" draw:end-shape="id12" draw:end-glue-point="3" svg:d="M16338 6868h-515v2213h1468" svg:viewBox="0 0 1469 2214">
          <text:p/>
        </draw:connector>
        <draw:line draw:style-name="gr24" draw:text-style-name="P10" draw:layer="layout" svg:x1="15.818cm" svg:y1="9.081cm" svg:x2="13.913cm" svg:y2="9.081cm">
          <text:p/>
        </draw:line>
        <draw:line draw:style-name="gr24" draw:text-style-name="P10" xml:id="id14" draw:id="id14" draw:layer="layout" svg:x1="12.528cm" svg:y1="9.081cm" svg:x2="10.941cm" svg:y2="9.081cm">
          <text:p/>
        </draw:line>
        <draw:connector draw:style-name="gr27" draw:text-style-name="P13" draw:layer="layout" draw:line-skew="0cm -3.881cm" svg:x1="24.135cm" svg:y1="7.239cm" svg:x2="10.941cm" svg:y2="9.081cm" draw:start-shape="id13" draw:start-glue-point="1" draw:end-shape="id14" draw:end-glue-point="3" svg:d="M24135 7239h500v-2794h-13694v4636" svg:viewBox="0 0 13695 4637">
          <text:p/>
        </draw:connector>
        <draw:g>
          <draw:polygon draw:style-name="gr2" draw:text-style-name="P2" draw:layer="layout" svg:width="3.47cm" svg:height="2.8cm" svg:x="12.756cm" svg:y="15.467cm" svg:viewBox="0 0 3471 2801" draw:points="0,2801 3471,2801 3471,0 0,0">
            <text:p/>
          </draw:polygon>
          <draw:polygon draw:style-name="gr16" draw:text-style-name="P1" draw:layer="layout" svg:width="3.47cm" svg:height="2.8cm" svg:x="12.756cm" svg:y="15.467cm" svg:viewBox="0 0 3471 2801" draw:points="0,2801 3471,2801 3471,0 0,0">
            <text:p/>
          </draw:polygon>
        </draw:g>
        <draw:g>
          <draw:polygon draw:style-name="gr2" draw:text-style-name="P2" draw:layer="layout" svg:width="1.5cm" svg:height="2.8cm" svg:x="13.742cm" svg:y="15.467cm" svg:viewBox="0 0 1501 2801" draw:points="0,2801 1501,2801 1501,0 0,0">
            <text:p/>
          </draw:polygon>
          <draw:polygon draw:style-name="gr16" draw:text-style-name="P1" draw:layer="layout" svg:width="1.5cm" svg:height="2.8cm" svg:x="13.742cm" svg:y="15.467cm" svg:viewBox="0 0 1501 2801" draw:points="0,2801 1501,2801 1501,0 0,0">
            <text:p/>
          </draw:polygon>
        </draw:g>
        <draw:frame draw:style-name="gr32" draw:text-style-name="P4" draw:layer="layout" svg:width="1.55cm" svg:height="1.25cm" svg:x="13.692cm" svg:y="15.667cm">
          <draw:text-box>
            <text:p text:style-name="P3"><text:span text:style-name="T5">MAX7219</text:span></text:p>
          </draw:text-box>
        </draw:frame>
        <draw:frame draw:style-name="gr18" draw:text-style-name="P4" xml:id="id17" draw:id="id17" draw:layer="layout" svg:width="1.018cm" svg:height="0.692cm" svg:x="12.726cm" svg:y="16.034cm">
          <draw:text-box>
            <text:p text:style-name="P7"><text:span text:style-name="T5">DIN</text:span></text:p>
          </draw:text-box>
        </draw:frame>
        <draw:frame draw:style-name="gr18" draw:text-style-name="P4" xml:id="id15" draw:id="id15" draw:layer="layout" svg:width="1.018cm" svg:height="0.692cm" svg:x="12.717cm" svg:y="15.534cm">
          <draw:text-box>
            <text:p text:style-name="P7"><text:span text:style-name="T5">VCC</text:span></text:p>
          </draw:text-box>
        </draw:frame>
        <draw:frame draw:style-name="gr18" draw:text-style-name="P4" xml:id="id19" draw:id="id19" draw:layer="layout" svg:width="1.018cm" svg:height="0.692cm" svg:x="12.708cm" svg:y="16.534cm">
          <draw:text-box>
            <text:p text:style-name="P7"><text:span text:style-name="T5">CS</text:span></text:p>
          </draw:text-box>
        </draw:frame>
        <draw:frame draw:style-name="gr18" draw:text-style-name="P4" xml:id="id21" draw:id="id21" draw:layer="layout" svg:width="1.099cm" svg:height="0.692cm" svg:x="12.676cm" svg:y="17.034cm">
          <draw:text-box>
            <text:p text:style-name="P7"><text:span text:style-name="T5">CLK</text:span></text:p>
          </draw:text-box>
        </draw:frame>
        <draw:frame draw:style-name="gr18" draw:text-style-name="P4" draw:layer="layout" svg:width="1.099cm" svg:height="0.692cm" svg:x="12.726cm" svg:y="17.534cm">
          <draw:text-box>
            <text:p text:style-name="P7"><text:span text:style-name="T5">GND</text:span></text:p>
          </draw:text-box>
        </draw:frame>
        <draw:frame draw:style-name="gr18" draw:text-style-name="P4" draw:layer="layout" svg:width="1.018cm" svg:height="0.692cm" svg:x="15.249cm" svg:y="16.034cm">
          <draw:text-box>
            <text:p text:style-name="P7"><text:span text:style-name="T5">S0-7</text:span></text:p>
          </draw:text-box>
        </draw:frame>
        <draw:frame draw:style-name="gr18" draw:text-style-name="P4" draw:layer="layout" svg:width="1.099cm" svg:height="0.692cm" svg:x="15.217cm" svg:y="15.534cm">
          <draw:text-box>
            <text:p text:style-name="P7"><text:span text:style-name="T5">D0-7</text:span></text:p>
          </draw:text-box>
        </draw:frame>
        <draw:line draw:style-name="gr33" draw:text-style-name="P1" draw:layer="layout" svg:x1="11.726cm" svg:y1="17.867cm" svg:x2="12.725cm" svg:y2="17.867cm">
          <text:p/>
        </draw:line>
        <draw:line draw:style-name="gr34" draw:text-style-name="P1" draw:layer="layout" svg:x1="11.726cm" svg:y1="17.867cm" svg:x2="11.726cm" svg:y2="18.866cm">
          <text:p/>
        </draw:line>
        <draw:line draw:style-name="gr34" draw:text-style-name="P1" draw:layer="layout" svg:x1="11.494cm" svg:y1="18.867cm" svg:x2="11.975cm" svg:y2="18.867cm">
          <text:p/>
        </draw:line>
        <draw:line draw:style-name="gr34" draw:text-style-name="P1" draw:layer="layout" svg:x1="16.226cm" svg:y1="15.867cm" svg:x2="18.251cm" svg:y2="15.867cm">
          <text:p/>
        </draw:line>
        <draw:line draw:style-name="gr34" draw:text-style-name="P1" draw:layer="layout" svg:x1="16.226cm" svg:y1="16.367cm" svg:x2="18.251cm" svg:y2="16.367cm">
          <text:p/>
        </draw:line>
        <draw:frame draw:style-name="gr20" draw:text-style-name="P4" draw:layer="layout" svg:width="1.55cm" svg:height="0.925cm" svg:x="13.716cm" svg:y="17.285cm">
          <draw:text-box>
            <text:p text:style-name="P3"><text:span text:style-name="T5">DD2</text:span></text:p>
            <text:p text:style-name="P3"><text:span text:style-name="T5">G06</text:span></text:p>
          </draw:text-box>
        </draw:frame>
        <draw:g>
          <draw:polygon draw:style-name="gr2" draw:text-style-name="P2" draw:layer="layout" svg:width="3.47cm" svg:height="4cm" svg:x="18.265cm" svg:y="15.481cm" svg:viewBox="0 0 3471 4001" draw:points="0,4001 3471,4001 3471,0 0,0">
            <text:p/>
          </draw:polygon>
          <draw:polygon draw:style-name="gr16" draw:text-style-name="P1" draw:layer="layout" svg:width="3.47cm" svg:height="4cm" svg:x="18.265cm" svg:y="15.481cm" svg:viewBox="0 0 3471 4001" draw:points="0,4001 3471,4001 3471,0 0,0">
            <text:p/>
          </draw:polygon>
        </draw:g>
        <draw:g>
          <draw:polygon draw:style-name="gr2" draw:text-style-name="P2" draw:layer="layout" svg:width="2.484cm" svg:height="4cm" svg:x="19.251cm" svg:y="15.481cm" svg:viewBox="0 0 2485 4001" draw:points="0,4001 2485,4001 2485,0 0,0">
            <text:p/>
          </draw:polygon>
          <draw:polygon draw:style-name="gr16" draw:text-style-name="P1" draw:layer="layout" svg:width="2.484cm" svg:height="4cm" svg:x="19.251cm" svg:y="15.481cm" svg:viewBox="0 0 2485 4001" draw:points="0,4001 2485,4001 2485,0 0,0">
            <text:p/>
          </draw:polygon>
        </draw:g>
        <draw:frame draw:style-name="gr32" draw:text-style-name="P4" draw:layer="layout" svg:width="1.55cm" svg:height="1.25cm" svg:x="19.63cm" svg:y="15.607cm">
          <draw:text-box>
            <text:p text:style-name="P3"><text:span text:style-name="T5">DPY</text:span></text:p>
            <text:p text:style-name="P3"><text:span text:style-name="T5">LED</text:span></text:p>
          </draw:text-box>
        </draw:frame>
        <draw:frame draw:style-name="gr21" draw:text-style-name="P4" draw:layer="layout" svg:width="1.018cm" svg:height="1.101cm" svg:x="18.235cm" svg:y="15.843cm">
          <draw:text-box>
            <text:p text:style-name="P7"><text:span text:style-name="T5">C0--7</text:span></text:p>
          </draw:text-box>
        </draw:frame>
        <draw:frame draw:style-name="gr18" draw:text-style-name="P4" draw:layer="layout" svg:width="1.018cm" svg:height="0.692cm" svg:x="18.226cm" svg:y="15.548cm">
          <draw:text-box>
            <text:p text:style-name="P7"><text:span text:style-name="T5">R0-7</text:span></text:p>
          </draw:text-box>
        </draw:frame>
        <draw:frame draw:style-name="gr20" draw:text-style-name="P4" draw:layer="layout" svg:width="1.55cm" svg:height="0.925cm" svg:x="19.726cm" svg:y="18.6cm">
          <draw:text-box>
            <text:p text:style-name="P3"><text:span text:style-name="T5">HL1</text:span></text:p>
            <text:p text:style-name="P3"><text:span text:style-name="T5">G10</text:span></text:p>
          </draw:text-box>
        </draw:frame>
        <draw:g>
          <draw:polygon draw:style-name="gr2" draw:text-style-name="P2" draw:layer="layout" svg:width="1.018cm" svg:height="1.4cm" svg:x="20.158cm" svg:y="16.981cm" svg:viewBox="0 0 1019 1401" draw:points="0,1401 1019,1401 1019,0 0,0">
            <text:p/>
          </draw:polygon>
          <draw:polygon draw:style-name="gr34" draw:text-style-name="P1" draw:layer="layout" svg:width="1.018cm" svg:height="1.4cm" svg:x="20.158cm" svg:y="16.981cm" svg:viewBox="0 0 1019 1401" draw:points="0,1401 1019,1401 1019,0 0,0">
            <text:p/>
          </draw:polygon>
        </draw:g>
        <draw:g>
          <draw:polygon draw:style-name="gr2" draw:text-style-name="P2" draw:layer="layout" svg:width="0.424cm" svg:height="0.683cm" svg:x="20.376cm" svg:y="17.481cm" svg:viewBox="0 0 425 684" draw:points="0,684 425,684 425,0 0,0">
            <text:p/>
          </draw:polygon>
          <draw:polygon draw:style-name="gr16" draw:text-style-name="P1" draw:layer="layout" svg:width="0.424cm" svg:height="0.683cm" svg:x="20.376cm" svg:y="17.481cm" svg:viewBox="0 0 425 684" draw:points="0,684 425,684 425,0 0,0">
            <text:p/>
          </draw:polygon>
        </draw:g>
        <draw:frame draw:style-name="gr32" draw:text-style-name="P4" draw:layer="layout" svg:width="1.55cm" svg:height="1.25cm" svg:x="19.813cm" svg:y="17.031cm">
          <draw:text-box>
            <text:p text:style-name="P3"><text:span text:style-name="T5">8x8</text:span></text:p>
          </draw:text-box>
        </draw:frame>
        <draw:frame draw:style-name="gr32" draw:text-style-name="P4" draw:layer="layout" svg:width="1.55cm" svg:height="1.25cm" svg:x="19.026cm" svg:y="17.481cm">
          <draw:text-box>
            <text:p text:style-name="P3"><text:span text:style-name="T5">1x</text:span></text:p>
          </draw:text-box>
        </draw:frame>
        <draw:line draw:style-name="gr34" draw:text-style-name="P1" draw:layer="layout" svg:x1="16.465cm" svg:y1="16.099cm" svg:x2="16.736cm" svg:y2="15.628cm">
          <text:p/>
        </draw:line>
        <draw:line draw:style-name="gr34" draw:text-style-name="P1" draw:layer="layout" svg:x1="16.409cm" svg:y1="16.599cm" svg:x2="16.68cm" svg:y2="16.128cm">
          <text:p/>
        </draw:line>
        <draw:frame draw:style-name="gr18" draw:text-style-name="P4" draw:layer="layout" svg:width="1.099cm" svg:height="0.692cm" svg:x="16.341cm" svg:y="15.24cm">
          <draw:text-box>
            <text:p text:style-name="P7"><text:span text:style-name="T5">8</text:span></text:p>
          </draw:text-box>
        </draw:frame>
        <draw:frame draw:style-name="gr18" draw:text-style-name="P4" draw:layer="layout" svg:width="1.099cm" svg:height="0.692cm" svg:x="16.341cm" svg:y="15.793cm">
          <draw:text-box>
            <text:p text:style-name="P7"><text:span text:style-name="T5">8</text:span></text:p>
          </draw:text-box>
        </draw:frame>
        <draw:connector draw:style-name="gr27" draw:text-style-name="P13" draw:layer="layout" svg:x1="10.941cm" svg:y1="9.081cm" svg:x2="12.717cm" svg:y2="15.88cm" draw:start-shape="id14" draw:start-glue-point="3" draw:end-shape="id15" draw:end-glue-point="3" svg:d="M10941 9081v6799h1776" svg:viewBox="0 0 1777 6800">
          <text:p/>
        </draw:connector>
        <draw:connector draw:style-name="gr27" draw:text-style-name="P13" draw:layer="layout" svg:x1="20.532cm" svg:y1="12.037cm" svg:x2="12.726cm" svg:y2="16.38cm" draw:start-shape="id16" draw:start-glue-point="3" draw:end-shape="id17" draw:end-glue-point="3" svg:d="M20532 12037h-8306v4343h500" svg:viewBox="0 0 8307 4344">
          <text:p/>
        </draw:connector>
        <draw:connector draw:style-name="gr27" draw:text-style-name="P13" draw:layer="layout" draw:line-skew="-0.632cm" svg:x1="20.532cm" svg:y1="11.459cm" svg:x2="12.708cm" svg:y2="16.88cm" draw:start-shape="id18" draw:start-glue-point="3" draw:end-shape="id19" draw:end-glue-point="3" svg:d="M20532 11459h-8956v5421h1132" svg:viewBox="0 0 8957 5422">
          <text:p/>
        </draw:connector>
        <draw:connector draw:style-name="gr27" draw:text-style-name="P13" draw:layer="layout" draw:line-skew="0cm 0cm -2.188cm" svg:x1="24.06cm" svg:y1="12.458cm" svg:x2="12.676cm" svg:y2="17.38cm" draw:start-shape="id20" draw:start-glue-point="1" draw:end-shape="id21" draw:end-glue-point="3" svg:d="M24060 12458h500v2461h-14572v2461h2688" svg:viewBox="0 0 14573 4923">
          <text:p/>
        </draw:connector>
        <draw:custom-shape draw:style-name="gr35" draw:text-style-name="P12" draw:layer="layout" svg:width="0.102cm" svg:height="0.102cm" svg:x="30.169cm" svg:y="16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2" draw:layer="layout" svg:width="0.102cm" svg:height="0.102cm" svg:x="32.531cm" svg:y="16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4" draw:layer="layout" svg:width="1.36cm" svg:height="0.71cm" svg:x="26.408cm" svg:y="15.24cm">
          <draw:text-box>
            <text:p text:style-name="P3"><text:span text:style-name="T5">С1</text:span></text:p>
          </draw:text-box>
        </draw:frame>
        <draw:frame draw:style-name="gr31" draw:text-style-name="P4" draw:layer="layout" svg:width="1.36cm" svg:height="0.71cm" svg:x="26.408cm" svg:y="16.51cm">
          <draw:text-box>
            <text:p text:style-name="P3"><text:span text:style-name="T5">С2</text:span></text:p>
          </draw:text-box>
        </draw:frame>
        <draw:frame draw:style-name="gr31" draw:text-style-name="P4" draw:layer="layout" svg:width="1.36cm" svg:height="0.71cm" svg:x="28.403cm" svg:y="15.483cm">
          <draw:text-box>
            <text:p text:style-name="P3"><text:span text:style-name="T5">R1</text:span></text:p>
          </draw:text-box>
        </draw:frame>
        <draw:frame draw:style-name="gr31" draw:text-style-name="P4" draw:layer="layout" svg:width="1.36cm" svg:height="0.71cm" svg:x="28.403cm" svg:y="16.753cm">
          <draw:text-box>
            <text:p text:style-name="P3"><text:span text:style-name="T5">R2</text:span></text:p>
          </draw:text-box>
        </draw:frame>
        <draw:frame draw:style-name="gr31" draw:text-style-name="P4" draw:layer="layout" svg:width="1.36cm" svg:height="0.71cm" svg:x="32.758cm" svg:y="14.923cm">
          <draw:text-box>
            <text:p text:style-name="P3"><text:span text:style-name="T5">R4</text:span></text:p>
          </draw:text-box>
        </draw:frame>
        <draw:frame draw:style-name="gr31" draw:text-style-name="P4" draw:layer="layout" svg:width="1.36cm" svg:height="0.71cm" svg:x="32.758cm" svg:y="17.705cm">
          <draw:text-box>
            <text:p text:style-name="P3"><text:span text:style-name="T5">R3</text:span></text:p>
          </draw:text-box>
        </draw:frame>
        <draw:frame draw:style-name="gr31" draw:text-style-name="P4" draw:layer="layout" svg:width="1.36cm" svg:height="0.71cm" svg:x="30.626cm" svg:y="12.065cm">
          <draw:text-box>
            <text:p text:style-name="P3"><text:span text:style-name="T5">R5</text:span></text:p>
          </draw:text-box>
        </draw:frame>
        <draw:frame draw:style-name="gr31" draw:text-style-name="P4" draw:layer="layout" svg:width="1.36cm" svg:height="0.71cm" svg:x="16.248cm" svg:y="5.958cm">
          <draw:text-box>
            <text:p text:style-name="P3"><text:span text:style-name="T5">R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8T05:20:18.955000000</dc:date>
    <dc:description/>
    <dc:language>ru-RU</dc:language>
    <dc:subject/>
    <dc:title/>
    <meta:creation-date>2014-06-29T16:00:24Z</meta:creation-date>
    <meta:initial-creator>Антон Юревич</meta:initial-creator>
    <meta:keyword/>
    <meta:generator>LibreOffice/7.1.4.2$Windows_X86_64 LibreOffice_project/a529a4fab45b75fefc5b6226684193eb000654f6</meta:generator>
    <meta:editing-duration>PT11M33S</meta:editing-duration>
    <meta:editing-cycles>4</meta:editing-cycles>
    <meta:document-statistic meta:object-count="278"/>
    <meta:user-defined meta:name="category"/>
    <meta:user-defined meta:name="company"/>
  </office:meta>
</office:document-meta>
</file>